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erVisualizer.createTes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erVisualiz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Visualizer.ini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MailerVisualizer.getAttributes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Visualizer.displayMessage( String message , boolean is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erVisualizer.add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erVisualizer.stateChanged( Chang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erVisualizer.updateVisualizer( Mailer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erVisualizer.Mailer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erVisualizer.modifyTestElement( TestEleme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erVisualizer.getContro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Visualizer.clear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er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Visualizer.actionPerformed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ilerVisualizer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